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pt"/>
    </style:style>
    <style:style style:name="co2" style:family="table-column">
      <style:table-column-properties fo:break-before="auto" style:column-width="63.64pt"/>
    </style:style>
    <style:style style:name="co3" style:family="table-column">
      <style:table-column-properties fo:break-before="auto" style:column-width="122.6pt"/>
    </style:style>
    <style:style style:name="co4" style:family="table-column">
      <style:table-column-properties fo:break-before="auto" style:column-width="68.4pt"/>
    </style:style>
    <style:style style:name="co5" style:family="table-column">
      <style:table-column-properties fo:break-before="auto" style:column-width="138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Package siz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ME.EU LINK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 Poles</text:p>
          </table:table-cell>
          <table:table-cell office:value-type="string" calcext:value-type="string">
            <text:p>https://www.tme.eu/en/details/ds-02/dip-switches/ninigi/</text:p>
          </table:table-cell>
          <table:table-cell office:value-type="string" calcext:value-type="string">
            <text:p>2 DIP SWIT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tme.eu/en/details/ce-1_50sp/85c-tht-electrolytic-capacitors/sr-passives/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LN2003AN</text:p>
          </table:table-cell>
          <table:table-cell office:value-type="string" calcext:value-type="string">
            <text:p>https://www.tme.eu/en/details/uln2003an/drivers-integrated-circuits/texas-instruments/</text:p>
          </table:table-cell>
          <table:table-cell office:value-type="string" calcext:value-type="string">
            <text:p>DARLINGTON ARRA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I IN, MIDI THROUGH</text:p>
          </table:table-cell>
          <table:table-cell office:value-type="string" calcext:value-type="string">
            <text:p>https://www.tme.eu/en/details/mab5shsw/din-connectors/hirschmann/931744500-mab-5-sh-sw/</text:p>
          </table:table-cell>
          <table:table-cell office:value-type="string" calcext:value-type="string">
            <text:p>DIN MID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https://www.tme.eu/en/details/1n914tr/tht-universal-diodes/on-semiconductor-fairchild/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https://www.tme.eu/en/details/1n4001-dio/tht-universal-diodes/diotec-semiconductor/1n4001/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6 SOCKET</text:p>
          </table:table-cell>
          <table:table-cell office:value-type="string" calcext:value-type="string">
            <text:p>https://www.tme.eu/en/details/icvt-16p/standard-dip-sockets/connfly/ds1009-16at1nx/</text:p>
          </table:table-cell>
          <table:table-cell office:value-type="string" calcext:value-type="string">
            <text:p>DIP SOCK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ttps://www.tme.eu/en/details/osnr3134a/tht-leds-3mm/optosupply/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https://www.tme.eu/en/details/tact-64n-f/microswitches-tact/ninigi/</text:p>
          </table:table-cell>
          <table:table-cell office:value-type="string" calcext:value-type="string">
            <text:p>Momentary Switc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1382B</text:p>
          </table:table-cell>
          <table:table-cell office:value-type="string" calcext:value-type="string">
            <text:p>https://www.tme.eu/en/details/cl1382/jack-connectors/cliff/s6bb-cl1382/</text:p>
          </table:table-cell>
          <table:table-cell office:value-type="string" calcext:value-type="string">
            <text:p>MONO JAC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N138</text:p>
          </table:table-cell>
          <table:table-cell office:value-type="string" calcext:value-type="string">
            <text:p>https://www.tme.eu/en/details/6n138-l/optocouplers-analog-output/liteon/6n138/</text:p>
          </table:table-cell>
          <table:table-cell office:value-type="string" calcext:value-type="string">
            <text:p>OPTOCOUPL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https://www.tme.eu/en/details/zl201-10g/pin-headers/connfly/ds1021-1_10sf11/</text:p>
          </table:table-cell>
          <table:table-cell office:value-type="string" calcext:value-type="string">
            <text:p>Pin Hea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 5,5/2,5</text:p>
          </table:table-cell>
          <table:table-cell office:value-type="string" calcext:value-type="string">
            <text:p>https://www.tme.eu/en/details/pj-102bh/dc-power-connectors/</text:p>
          </table:table-cell>
          <table:table-cell office:value-type="string" calcext:value-type="string">
            <text:p>POWER J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 5,5/2,5</text:p>
          </table:table-cell>
          <table:table-cell office:value-type="string" calcext:value-type="string">
            <text:p>https://www.tme.eu/en/details/pc-004/dc-power-connectors/</text:p>
          </table:table-cell>
          <table:table-cell office:value-type="string" calcext:value-type="string">
            <text:p>POWER PLUG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V 1A DC 5,5/2,5</text:p>
          </table:table-cell>
          <table:table-cell office:value-type="string" calcext:value-type="string">
            <text:p>https://www.tme.eu/en/details/zsi-50030/wall-mounted-power-supplies/qoltec/50030/</text:p>
          </table:table-cell>
          <table:table-cell office:value-type="string" calcext:value-type="string">
            <text:p>Power suppl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tme.eu/en/details/m0.4w-10k/04w-metal-film-tht-resistors/royal-ohm/mff04ff1002a5/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https://www.tme.eu/en/details/m0.4w-220r/04w-metal-film-tht-resistors/royal-ohm/mff04ff2200a5/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https://www.tme.eu/en/details/m0.4w-470r/04w-metal-film-tht-resistors/royal-ohm/mff04ff4700a50/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 0.4A Push/Pull Solenoid</text:p>
          </table:table-cell>
          <table:table-cell/>
          <table:table-cell office:value-type="string" calcext:value-type="string">
            <text:p>Soleno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7805</text:p>
          </table:table-cell>
          <table:table-cell office:value-type="string" calcext:value-type="string">
            <text:p>https://www.tme.eu/en/details/lm7805act/unregulated-voltage-regulators/on-semiconductor-fairchild/</text:p>
          </table:table-cell>
          <table:table-cell office:value-type="string" calcext:value-type="string">
            <text:p>VOLTAGE REGULAT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O PLUG</text:p>
          </table:table-cell>
          <table:table-cell office:value-type="string" calcext:value-type="string">
            <text:p>https://www.tme.eu/en/details/jc-139/jack-connectors/</text:p>
          </table:table-cell>
          <table:table-cell office:value-type="string" calcext:value-type="string">
            <text:p>MONO PLUG</text:p>
          </table:table-cell>
        </table:table-row>
      </table:table>
      <table:named-expressions/>
      <table:database-ranges>
        <table:database-range table:name="__Anonymous_Sheet_DB__0" table:target-range-address="BOM.A2:BOM.E2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4:42:24.3820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3T17:52:37.946527000</dc:date>
    <meta:editing-duration>PT7H52M10S</meta:editing-duration>
    <meta:editing-cycles>6</meta:editing-cycles>
    <meta:generator>LibreOffice/5.3.2.2$MacOSX_X86_64 LibreOffice_project/6cd4f1ef626f15116896b1d8e1398b56da0d0ee1</meta:generator>
    <meta:document-statistic meta:table-count="1" meta:cell-count="109" meta:object-count="0"/>
  </office:meta>
</office:document-meta>
</file>